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 style:font-pitch="fixed"/>
    <style:font-face style:name="F" svg:font-family="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5.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in" fo:break-before="auto" style:use-optimal-row-height="true"/>
    </style:style>
    <style:style style:name="ro6" style:family="table-row">
      <style:table-row-properties style:row-height="0.9118in" fo:break-before="auto" style:use-optimal-row-height="true"/>
    </style:style>
    <style:style style:name="ro7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555in"/>
    </style:style>
    <style:style style:name="ce2" style:family="table-cell" style:parent-style-name="Default">
      <style:table-cell-properties style:text-align-source="fix" style:repeat-content="false" fo:padding="0.055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padding="0.0555in" style:vertical-align="middle"/>
      <style:paragraph-properties fo:text-align="center"/>
    </style:style>
    <style:style style:name="ce4" style:family="table-cell" style:parent-style-name="Default">
      <style:table-cell-properties fo:padding="0.0555in"/>
      <style:text-properties style:font-name="Liberation Sans" style:font-name-asian="Droid Sans Fallback" style:font-name-complex="FreeSans1"/>
    </style:style>
    <style:style style:name="ce5" style:family="table-cell" style:parent-style-name="Default">
      <style:table-cell-properties fo:padding="0.0555in"/>
      <style:text-properties fo:color="#000000" style:font-name="Monospace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6" style:family="table-cell" style:parent-style-name="Default">
      <style:table-cell-properties fo:padding="0.0555in"/>
      <style:text-properties style:font-name="Liberation Sans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fo:padding="0.0555in"/>
      <style:text-properties fo:font-size="10pt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8" style:family="table-cell" style:parent-style-name="Default">
      <style:table-cell-properties fo:padding="0.0555in"/>
      <style:text-properties fo:color="#000000" style:font-name-asian="FreeSans" style:language-asian="hi" style:country-asian="IN" style:font-name-complex="DejaVu Sans" style:language-complex="en" style:country-complex="US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padding="0.0555in"/>
      <style:text-properties style:font-name="Liberation Sans" style:font-name-asian="Droid Sans Fallback" style:font-name-complex="F"/>
    </style:style>
    <style:style style:name="ce11" style:family="table-cell" style:parent-style-name="Default">
      <style:table-cell-properties fo:padding="0.0555in"/>
      <style:text-properties style:font-name="Monospace" style:font-name-asian="FreeSans" style:font-size-asian="12pt" style:language-asian="hi" style:country-asian="IN" style:font-name-complex="FreeSans1"/>
    </style:style>
    <style:style style:name="ce12" style:family="table-cell" style:parent-style-name="Default">
      <style:table-cell-properties fo:padding="0.0555in"/>
      <style:text-properties style:font-name-complex="FreeSans1"/>
    </style:style>
    <style:style style:name="T1" style:family="text">
      <style:text-properties fo:font-size="10pt" style:letter-kerning="true" fo:country="none" style:country-asian="none" style:country-complex="none" style:font-name-asian="FreeSans" style:font-name-complex="" style:font-size-asian="12pt" style:font-size-complex="6.80000019073486pt"/>
    </style:style>
    <style:style style:name="T2" style:family="text">
      <style:text-properties fo:font-size="10pt" style:letter-kerning="true" fo:country="none" style:country-asian="none" style:font-name-asian="FreeSans" style:font-size-asian="12pt"/>
    </style:style>
    <style:style style:name="T3" style:family="text">
      <style:text-properties fo:font-size="10pt" style:text-underline-style="none" style:text-underline-color="font-color" style:letter-kerning="true" fo:country="none" style:country-asian="none" style:font-name-asian="FreeSans" style:font-size-asian="12pt"/>
    </style:style>
    <style:style style:name="T4" style:family="text">
      <style:text-properties style:letter-kerning="true" fo:country="none" style:country-asian="none" style:font-name-asian="FreeSans" style:font-size-asian="10pt" style:font-size-complex="10pt"/>
    </style:style>
    <style:style style:name="T5" style:family="text">
      <style:text-properties fo:font-size="10pt" style:letter-kerning="true" fo:country="none" style:country-asian="none" style:country-complex="none" style:font-name-asian="FreeSans" style:font-name-complex="" style:font-size-asian="10pt" style:font-size-complex="10pt"/>
    </style:style>
    <style:style style:name="T6" style:family="text">
      <style:text-properties style:font-name-asian="Droid Sans Fallback" style:font-name-complex=""/>
    </style:style>
    <style:style style:name="T7" style:family="text">
      <style:text-properties fo:color="#000000" style:font-name="Monospace" fo:font-size="10pt" style:letter-kerning="true" fo:country="none" style:country-asian="none" style:font-name-asian="FreeSans" style:font-size-asian="12pt"/>
    </style:style>
    <style:style style:name="T8" style:family="text">
      <style:text-properties style:font-name="Monospace" fo:font-size="10pt" style:letter-kerning="true" fo:country="none" style:country-asian="none" style:font-name-asian="FreeSans" style:font-size-asian="12pt" fo:color="#3333ff"/>
    </style:style>
    <style:style style:name="T9" style:family="text">
      <style:text-properties style:font-name="Monospace" fo:font-size="10pt" style:letter-kerning="true" fo:country="none" style:country-asian="none" style:font-name-asian="FreeSans" style:font-size-asian="12pt" fo:color="#000000"/>
    </style:style>
    <style:style style:name="T10" style:family="text">
      <style:text-properties style:font-name="Monospace" fo:font-size="10pt" style:letter-kerning="true" fo:country="none" style:country-asian="none" style:font-name-asian="FreeSans" style:font-size-asian="12pt" fo:color="#006600"/>
    </style:style>
    <style:style style:name="T11" style:family="text">
      <style:text-properties style:font-name="Liberation Sans" style:font-name-asian="Droid Sans Fallback" style:font-name-complex=""/>
    </style:style>
    <style:style style:name="T12" style:family="text">
      <style:text-properties style:font-name-complex="" fo:color="#000000" style:font-name="Monospace" fo:font-size="10pt" style:letter-kerning="true" fo:country="none" style:country-asian="none" style:font-name-asian="FreeSans" style:font-size-asian="12pt"/>
    </style:style>
    <style:style style:name="T13" style:family="text">
      <style:text-properties style:font-name-complex="" style:font-name="Monospace" fo:font-size="10pt" style:letter-kerning="true" fo:country="none" style:country-asian="none" style:font-name-asian="FreeSans" style:font-size-asian="12pt" fo:color="#3333ff"/>
    </style:style>
    <style:style style:name="T14" style:family="text">
      <style:text-properties style:font-name-complex="" style:font-name="Monospace" fo:font-size="10pt" style:letter-kerning="true" fo:country="none" style:country-asian="none" style:font-name-asian="FreeSans" style:font-size-asian="12pt" fo:color="#000000"/>
    </style:style>
    <style:style style:name="T15" style:family="text">
      <style:text-properties fo:color="#000000" style:font-name="Monospace" fo:font-size="10pt" style:letter-kerning="true" fo:country="none" style:country-asian="none" style:font-name-asian="FreeSans" style:font-name-complex="" style:font-size-asian="12pt"/>
    </style:style>
    <style:style style:name="T16" style:family="text">
      <style:text-properties style:font-name="Monospace" fo:font-size="10pt" style:letter-kerning="true" fo:country="none" style:country-asian="none" style:font-name-asian="FreeSans" style:font-name-complex="" style:font-size-asian="12pt" fo:color="#006600"/>
    </style:style>
    <style:style style:name="T17" style:family="text">
      <style:text-properties style:font-name="Monospace" fo:font-size="10pt" style:letter-kerning="true" fo:country="none" style:country-asian="none" style:font-name-asian="FreeSans" style:font-name-complex="" style:font-size-asian="12pt" fo:color="#000000"/>
    </style:style>
    <style:style style:name="T18" style:family="text">
      <style:text-properties fo:font-size="10pt" style:letter-kerning="true" fo:country="none" style:country-asian="none" style:font-name-asian="FreeSans" style:font-name-complex="" style:font-size-asian="12pt"/>
    </style:style>
    <style:style style:name="T19" style:family="text">
      <style:text-properties fo:color="#000000" style:font-name="Liberation Sans" fo:font-size="10pt" style:letter-kerning="true" fo:country="none" style:country-asian="none" style:font-name-asian="Droid Sans Fallback" style:font-name-complex="" style:font-size-asian="12pt"/>
    </style:style>
    <style:style style:name="T20" style:family="text">
      <style:text-properties fo:color="#000000" fo:font-size="10pt" style:letter-kerning="true" fo:country="none" style:country-asian="none" style:font-name-complex="" style:font-size-asian="12pt" style:font-name="Monospace" style:font-name-asian="FreeSans"/>
    </style:style>
    <style:style style:name="T21" style:family="text">
      <style:text-properties fo:font-size="10pt" style:letter-kerning="true" fo:country="none" style:country-asian="none" style:font-name-complex="" style:font-size-asian="12pt" style:font-name="Monospace" style:font-name-asian="FreeSans" fo:color="#3333ff"/>
    </style:style>
    <style:style style:name="T22" style:family="text">
      <style:text-properties fo:font-size="10pt" style:letter-kerning="true" fo:country="none" style:country-asian="none" style:font-name-complex="" style:font-size-asian="12pt" style:font-name="Monospace" style:font-name-asian="FreeSans" fo:color="#000000"/>
    </style:style>
    <style:style style:name="T23" style:family="text">
      <style:text-properties fo:color="#000000" style:font-name="Monospace" style:font-name-complex="" style:font-name-asian="FreeSans" style:country-asian="none" fo:country="none" style:letter-kerning="true" fo:font-size="10pt" style:font-size-asian="12pt"/>
    </style:style>
    <style:style style:name="T24" style:family="text">
      <style:text-properties fo:color="#000000" style:font-name="Monospace" style:font-name-complex="" style:font-name-asian="FreeSans" style:country-asian="none" fo:country="none" style:letter-kerning="true" fo:font-size="10pt" style:font-size-asian="10pt" style:font-size-complex="10pt"/>
    </style:style>
    <style:style style:name="T25" style:family="text">
      <style:text-properties style:country-asian="none" fo:country="none" style:letter-kerning="true" fo:font-size="10pt" fo:color="#000000" style:font-name="Monospace" style:font-size-asian="12pt" style:font-name-complex="" style:font-name-asian="FreeSans"/>
    </style:style>
    <style:style style:name="T26" style:family="text">
      <style:text-properties style:country-asian="none" fo:country="none" style:letter-kerning="true" fo:font-size="10pt" style:font-name="Monospace" style:font-size-asian="12pt" style:font-name-complex="" style:font-name-asian="FreeSans" fo:color="#006600"/>
    </style:style>
    <style:style style:name="T27" style:family="text">
      <style:text-properties style:country-asian="none" fo:country="none" style:letter-kerning="true" fo:font-size="10pt" style:font-name="Monospace" style:font-size-asian="12pt" style:font-name-complex="" style:font-name-asian="FreeSans" fo:color="#000000"/>
    </style:style>
    <style:style style:name="T28" style:family="text">
      <style:text-properties style:font-name-complex="" style:font-name="Monospace" fo:font-size="10pt" style:letter-kerning="true" fo:country="none" style:country-asian="none" style:font-name-asian="FreeSans" style:font-size-asian="12pt" fo:color="#0000ff"/>
    </style:style>
    <style:style style:name="T29" style:family="text">
      <style:text-properties fo:color="#000000" style:font-name="Monospace" fo:font-size="10pt" style:letter-kerning="true" fo:country="none" style:country-asian="none" style:font-name-asian="FreeSans" style:font-name-complex="" style:font-size-asian="12pt" style:text-underline-style="none" style:text-underline-color="font-color"/>
    </style:style>
    <style:style style:name="T30" style:family="text">
      <style:text-properties style:font-name-complex="" style:font-name="Monospace" fo:color="#000000" style:font-size-asian="12pt" style:country-asian="none" fo:country="none" fo:font-size="10pt" style:letter-kerning="true" style:font-name-asian="FreeSans"/>
    </style:style>
    <style:style style:name="T31" style:family="text">
      <style:text-properties style:font-name-complex="" style:font-name="Monospace" style:font-size-asian="12pt" style:country-asian="none" fo:country="none" fo:font-size="10pt" style:letter-kerning="true" style:font-name-asian="FreeSans" fo:color="#0066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Ingress/Egress rule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agent端执行方式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4">
            <text:p>geustnetwork</text:p>
          </table:table-cell>
          <table:table-cell office:value-type="string" calcext:value-type="string" table:number-columns-spanned="1" table:number-rows-spanned="4">
            <text:p>Egress firewall</text:p>
          </table:table-cell>
          <table:table-cell table:style-name="ce7" office:value-type="string" calcext:value-type="string">
            <text:p><text:span text:style-name="T4">createEgressFirewallRulecmd</text:span></text:p>
          </table:table-cell>
          <table:table-cell office:value-type="string" calcext:value-type="string" table:number-columns-spanned="1" table:number-rows-spanned="2">
            <text:p>1、IpAssocCommand </text:p>
            <text:p>2、SetFirewallRulesCommand</text:p>
          </table:table-cell>
          <table:table-cell office:value-type="string" calcext:value-type="string" table:number-columns-spanned="1" table:number-rows-spanned="2">
            <text:p>1、<text:span text:style-name="T7">router_proxy.sh </text:span><text:span text:style-name="T8">ipassoc.sh</text:span><text:span text:style-name="T9"> routeIp ruleargs</text:span></text:p>
            <text:p><text:span text:style-name="T7">2、router_proxy.sh </text:span><text:span text:style-name="T10">firewall_egress.sh</text:span><text:span text:style-name="T9"> routeIp ruleargs</text:span>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table:style-name="ce7" office:value-type="string" calcext:value-type="string">
            <text:p/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/>
          <table:covered-table-cell table:style-name="ce4"/>
          <table:table-cell table:style-name="ce8" office:value-type="string" calcext:value-type="string">
            <text:p><text:span text:style-name="T5">DeleteEgressFirewallRule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2">
          <table:covered-table-cell/>
          <table:covered-table-cell table:style-name="ce5"/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static nat</text:p>
          </table:table-cell>
          <table:table-cell table:style-name="ce5" office:value-type="string" calcext:value-type="string">
            <text:p><text:span text:style-name="T2">EnableStaticNatCmd</text:span></text:p>
          </table:table-cell>
          <table:table-cell office:value-type="string" calcext:value-type="string">
            <text:p>1、IpAssocCommand  </text:p>
            <text:p>2、SetStaticNatRulesCommand</text:p>
          </table:table-cell>
          <table:table-cell office:value-type="string" calcext:value-type="string">
            <text:p><text:span text:style-name="T11">1、</text:span><text:span text:style-name="T12">router_proxy.sh </text:span><text:span text:style-name="T13">ipassoc.sh</text:span><text:span text:style-name="T14"> routeIp ruleargs</text:span></text:p>
            <text:p><text:span text:style-name="T15">2、router_proxy.sh </text:span><text:span text:style-name="T16">firewall_nat.sh</text:span><text:span text:style-name="T17"> routeIp ruleargs</text:span></text:p>
          </table:table-cell>
          <table:table-cell table:number-columns-repeated="1019"/>
        </table:table-row>
        <table:table-row table:style-name="ro5">
          <table:covered-table-cell/>
          <table:table-cell/>
          <table:table-cell table:style-name="ce5" office:value-type="string" calcext:value-type="string">
            <text:p><text:span text:style-name="T2">DisableStaticNatCmd</text:span></text:p>
          </table:table-cell>
          <table:table-cell table:style-name="ce4" office:value-type="string" calcext:value-type="string">
            <text:p>同上</text:p>
          </table:table-cell>
          <table:table-cell table:style-name="ce11" office:value-type="string" calcext:value-type="string">
            <text:p><text:span text:style-name="T18">同上</text:span></text:p>
          </table:table-cell>
          <table:table-cell table:number-columns-repeated="1019"/>
        </table:table-row>
        <table:table-row table:style-name="ro3">
          <table:covered-table-cell/>
          <table:table-cell table:style-name="ce5" office:value-type="string" calcext:value-type="string">
            <text:p/>
          </table:table-cell>
          <table:table-cell table:number-columns-repeated="1022"/>
        </table:table-row>
        <table:table-row table:style-name="ro4">
          <table:covered-table-cell/>
          <table:table-cell table:style-name="ce5" office:value-type="string" calcext:value-type="string">
            <text:p><text:span text:style-name="T1">Ingress firewall</text:span></text:p>
          </table:table-cell>
          <table:table-cell table:style-name="ce5" office:value-type="string" calcext:value-type="string">
            <text:p><text:span text:style-name="T2">CreateFirewallRuleCmd</text:span></text:p>
          </table:table-cell>
          <table:table-cell table:style-name="ce4" office:value-type="string" calcext:value-type="string">
            <text:p><text:span text:style-name="T6">1、IpAssocCommand </text:span></text:p>
            <text:p><text:span text:style-name="T6">2、SetFirewallRulesCommand</text:span></text:p>
          </table:table-cell>
          <table:table-cell office:value-type="string" calcext:value-type="string">
            <text:p><text:span text:style-name="T11">1、</text:span><text:span text:style-name="T12">router_proxy.sh </text:span><text:span text:style-name="T13">ipassoc.sh</text:span><text:span text:style-name="T14"> routeIp ruleargs</text:span></text:p>
            <text:p><text:span text:style-name="T15">2、router_proxy.sh </text:span><text:span text:style-name="T16">firewall_ingress.sh</text:span><text:span text:style-name="T17"> routeIp ruleargs</text:span></text:p>
          </table:table-cell>
          <table:table-cell table:number-columns-repeated="1019"/>
        </table:table-row>
        <table:table-row table:style-name="ro3">
          <table:covered-table-cell/>
          <table:table-cell table:style-name="ce6" office:value-type="string" calcext:value-type="string">
            <text:p/>
          </table:table-cell>
          <table:table-cell table:style-name="ce5" office:value-type="string" calcext:value-type="string">
            <text:p><text:span text:style-name="T2">DeleteFirewallRule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6">
          <table:covered-table-cell/>
          <table:table-cell table:style-name="ce6" office:value-type="string" calcext:value-type="string">
            <text:p><text:span text:style-name="T1">Port Forward</text:span></text:p>
          </table:table-cell>
          <table:table-cell table:style-name="ce5" office:value-type="string" calcext:value-type="string">
            <text:p><text:span text:style-name="T2">CreatePortForwardingRuleCmd</text:span></text:p>
          </table:table-cell>
          <table:table-cell table:style-name="ce4" office:value-type="string" calcext:value-type="string">
            <text:p><text:span text:style-name="T6">1、IpAssocCommand </text:span></text:p>
            <text:p><text:span text:style-name="T6">2、SetFirewallRulesCommand</text:span></text:p>
            <text:p><text:span text:style-name="T6">3、IpAssocCommand </text:span></text:p>
            <text:p><text:span text:style-name="T6">4、SetPortForwardingRulesCommand</text:span></text:p>
          </table:table-cell>
          <table:table-cell office:value-type="string" calcext:value-type="string">
            <text:p><text:span text:style-name="T11">1、</text:span><text:span text:style-name="T12">router_proxy.sh </text:span><text:span text:style-name="T13">ipassoc.sh</text:span><text:span text:style-name="T14"> routeIp ruleargs</text:span></text:p>
            <text:p><text:span text:style-name="T15">2、router_proxy.sh </text:span><text:span text:style-name="T16">firewall_ingress.sh</text:span><text:span text:style-name="T17"> routeIp ruleargs</text:span></text:p>
            <text:p><text:span text:style-name="T19">3、</text:span><text:span text:style-name="T20">router_proxy.sh </text:span><text:span text:style-name="T21">ipassoc.sh</text:span><text:span text:style-name="T22"> routeIp ruleargs</text:span></text:p>
            <text:p><text:span text:style-name="T15">4、router_proxy.sh </text:span><text:span text:style-name="T16">firewall_nat.sh</text:span><text:span text:style-name="T17"> routeIp ruleargs</text:span></text:p>
          </table:table-cell>
          <table:table-cell table:number-columns-repeated="1019"/>
        </table:table-row>
        <table:table-row table:style-name="ro3">
          <table:covered-table-cell/>
          <table:table-cell table:style-name="ce4"/>
          <table:table-cell table:style-name="ce5" office:value-type="string" calcext:value-type="string">
            <text:p><text:span text:style-name="T2">DeletePortForwardingRule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7">
          <table:covered-table-cell/>
          <table:table-cell table:style-name="ce4" office:value-type="string" calcext:value-type="string">
            <text:p>load balancer</text:p>
          </table:table-cell>
          <table:table-cell table:style-name="ce5" office:value-type="string" calcext:value-type="string">
            <text:p><text:span text:style-name="T2">AssignToLoadBalancerRuleCmd</text:span></text:p>
          </table:table-cell>
          <table:table-cell table:style-name="ce4" office:value-type="string" calcext:value-type="string">
            <text:p><text:span text:style-name="T6">1、IpAssocCommand </text:span></text:p>
            <text:p><text:span text:style-name="T6">2、LoadBalancerConfigCommand</text:span></text:p>
          </table:table-cell>
          <table:table-cell table:style-name="ce12" office:value-type="string" calcext:value-type="string">
            <text:p><text:span text:style-name="T11">1、</text:span><text:span text:style-name="T12">router_proxy.sh </text:span><text:span text:style-name="T13">ipassoc.sh</text:span><text:span text:style-name="T14"> routeIp ruleargs</text:span></text:p>
            <text:p><text:span text:style-name="T23">2、</text:span><text:span text:style-name="T24">修改</text:span><text:span text:style-name="T23">VR</text:span><text:span text:style-name="T24">上的</text:span><text:span text:style-name="T23">haproxy</text:span><text:span text:style-name="T24">的配置文件</text:span><text:span text:style-name="T23">/etc/haproxy/haproxy.cfg，并且</text:span></text:p>
            <text:p><text:span text:style-name="T25">router_proxy.sh </text:span><text:span text:style-name="T26">loadbalancer.sh</text:span><text:span text:style-name="T27"> routeIp ruleargs</text:span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9" office:value-type="string" calcext:value-type="string">
            <text:p>RemoveFromLoadBalancerRuleCmd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1" table:number-rows-spanned="11">
            <text:p>VPC</text:p>
          </table:table-cell>
          <table:table-cell table:style-name="ce5" office:value-type="string" calcext:value-type="string">
            <text:p><text:span text:style-name="T2">ACL item </text:span></text:p>
          </table:table-cell>
          <table:table-cell table:style-name="ce5" office:value-type="string" calcext:value-type="string">
            <text:p><text:span text:style-name="T2">CreateNetworkACLCmd</text:span></text:p>
          </table:table-cell>
          <table:table-cell office:value-type="string" calcext:value-type="string">
            <text:p>1、<text:span text:style-name="T7">SetNetworkACLCommand</text:span></text:p>
            <text:p><text:span text:style-name="T7">2、SetNetworkACLCommand</text:span></text:p>
          </table:table-cell>
          <table:table-cell office:value-type="string" calcext:value-type="string">
            <text:p>1、<text:span text:style-name="T7">router_proxy.sh </text:span><text:span text:style-name="T10">vpc_acl.sh</text:span><text:span text:style-name="T9"> routeIp ruleargs</text:span></text:p>
            <text:p><text:span text:style-name="T7">2、router_proxy.sh vpc_privategw_acl.sh routeIp ruleargs</text:span></text:p>
          </table:table-cell>
          <table:table-cell table:number-columns-repeated="1019"/>
        </table:table-row>
        <table:table-row table:style-name="ro3">
          <table:covered-table-cell/>
          <table:table-cell/>
          <table:table-cell table:style-name="ce5" office:value-type="string" calcext:value-type="string">
            <text:p><text:span text:style-name="T2">UpdateNetworkACLItem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3">
          <table:covered-table-cell/>
          <table:table-cell/>
          <table:table-cell table:style-name="ce5" office:value-type="string" calcext:value-type="string">
            <text:p><text:span text:style-name="T2">DeleteNetworkACL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4">
          <table:covered-table-cell/>
          <table:table-cell table:style-name="ce5" office:value-type="string" calcext:value-type="string">
            <text:p><text:span text:style-name="T3">VPC staticNat</text:span></text:p>
          </table:table-cell>
          <table:table-cell table:style-name="ce5" office:value-type="string" calcext:value-type="string">
            <text:p><text:span text:style-name="T2">EnableStaticNatCmd</text:span></text:p>
          </table:table-cell>
          <table:table-cell table:style-name="ce10" office:value-type="string" calcext:value-type="string">
            <text:p><text:span text:style-name="T6">1、IpAssocVpcCommand  </text:span></text:p>
            <text:p><text:span text:style-name="T6">2、SetStaticNatRulesCommand</text:span></text:p>
          </table:table-cell>
          <table:table-cell office:value-type="string" calcext:value-type="string">
            <text:p><text:span text:style-name="T11">1、</text:span><text:span text:style-name="T12">router_proxy.sh </text:span><text:span text:style-name="T28">vpc_</text:span><text:span text:style-name="T13">ipassoc.sh</text:span><text:span text:style-name="T14"> routeIp ruleargs</text:span></text:p>
            <text:p><text:span text:style-name="T15">2、router_proxy.sh </text:span><text:span text:style-name="T29">vpc_staticnat.sh</text:span><text:span text:style-name="T15"> routeIp ruleargs</text:span></text:p>
          </table:table-cell>
          <table:table-cell table:number-columns-repeated="1019"/>
        </table:table-row>
        <table:table-row table:style-name="ro3">
          <table:covered-table-cell/>
          <table:table-cell/>
          <table:table-cell table:style-name="ce5" office:value-type="string" calcext:value-type="string">
            <text:p><text:span text:style-name="T2">DisableStaticNat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6">
          <table:covered-table-cell/>
          <table:table-cell table:style-name="ce5" office:value-type="string" calcext:value-type="string">
            <text:p><text:span text:style-name="T3">VPC port forwarding</text:span></text:p>
          </table:table-cell>
          <table:table-cell table:style-name="ce5" office:value-type="string" calcext:value-type="string">
            <text:p><text:span text:style-name="T3">createPortForwardingRuleCmd</text:span></text:p>
          </table:table-cell>
          <table:table-cell office:value-type="string" calcext:value-type="string">
            <text:p>1、IpAssocVpcCommand</text:p>
            <text:p>2、<text:span text:style-name="T6">SetFirewallRulesCommand</text:span></text:p>
            <text:p>3、IpAssocVpcCommand</text:p>
            <text:p>4、SetPortForwardingRulesVpcCommand</text:p>
          </table:table-cell>
          <table:table-cell office:value-type="string" calcext:value-type="string">
            <text:p><text:span text:style-name="T11">1、</text:span><text:span text:style-name="T12">router_proxy.sh </text:span><text:span text:style-name="T13">vpc_ipassoc.sh</text:span><text:span text:style-name="T14"> routeIp ruleargs</text:span></text:p>
            <text:p><text:span text:style-name="T15">2、router_proxy.sh </text:span><text:span text:style-name="T16">firewall_ingress.sh</text:span><text:span text:style-name="T17"> routeIp ruleargs</text:span></text:p>
            <text:p><text:span text:style-name="T19">3、</text:span><text:span text:style-name="T20">router_proxy.sh </text:span><text:span text:style-name="T21">vpc_ipassoc.sh</text:span><text:span text:style-name="T22"> routeIp ruleargs</text:span></text:p>
            <text:p><text:span text:style-name="T15">4、router_proxy.sh </text:span><text:span text:style-name="T16">vpc_portforwarding.sh</text:span><text:span text:style-name="T17"> routeIp ruleargs</text:span></text:p>
          </table:table-cell>
          <table:table-cell table:number-columns-repeated="1019"/>
        </table:table-row>
        <table:table-row table:style-name="ro3">
          <table:covered-table-cell/>
          <table:table-cell/>
          <table:table-cell table:style-name="ce5" office:value-type="string" calcext:value-type="string">
            <text:p><text:span text:style-name="T3">deletePortForwardingRule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7">
          <table:covered-table-cell/>
          <table:table-cell table:style-name="ce5" office:value-type="string" calcext:value-type="string">
            <text:p><text:span text:style-name="T3">pblic loadbalance</text:span></text:p>
          </table:table-cell>
          <table:table-cell table:style-name="ce5" office:value-type="string" calcext:value-type="string">
            <text:p><text:span text:style-name="T2">AssignToLoadBalancerRuleCmd</text:span></text:p>
          </table:table-cell>
          <table:table-cell table:style-name="ce4" office:value-type="string" calcext:value-type="string">
            <text:p><text:span text:style-name="T6">1、IpAssocVpcCommand </text:span></text:p>
            <text:p><text:span text:style-name="T6">2、LoadBalancerConfigCommand</text:span></text:p>
          </table:table-cell>
          <table:table-cell table:style-name="ce12" office:value-type="string" calcext:value-type="string">
            <text:p><text:span text:style-name="T11">1、</text:span><text:span text:style-name="T12">router_proxy.sh </text:span><text:span text:style-name="T13">vpc_ipassoc.sh</text:span><text:span text:style-name="T14"> routeIp ruleargs </text:span></text:p>
            <text:p><text:span text:style-name="T23">2、</text:span><text:span text:style-name="T24">修改</text:span><text:span text:style-name="T23">VR</text:span><text:span text:style-name="T24">上的</text:span><text:span text:style-name="T23">haproxy</text:span><text:span text:style-name="T24">的配置文件</text:span><text:span text:style-name="T23">/etc/haproxy/haproxy.cfg，</text:span><text:span text:style-name="T24">并且</text:span></text:p>
            <text:p><text:span text:style-name="T30">router_proxy.sh </text:span><text:span text:style-name="T31">vpc_loadbalancer.sh</text:span><text:span text:style-name="T15"> routeIp ruleargs</text:span></text:p>
          </table:table-cell>
          <table:table-cell table:number-columns-repeated="1019"/>
        </table:table-row>
        <table:table-row table:style-name="ro3">
          <table:covered-table-cell/>
          <table:table-cell/>
          <table:table-cell table:style-name="ce5" office:value-type="string" calcext:value-type="string">
            <text:p><text:span text:style-name="T2">RemoveFromLoadBalancerRule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3">
          <table:covered-table-cell/>
          <table:table-cell/>
          <table:table-cell table:style-name="ce5" office:value-type="string" calcext:value-type="string">
            <text:p><text:span text:style-name="T2">DeleteLoadBalancerRuleCmd</text:span></text:p>
          </table:table-cell>
          <table:table-cell table:number-columns-repeated="2" office:value-type="string" calcext:value-type="string">
            <text:p>同上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 style:font-pitch="fixed"/>
    <style:font-face style:name="F" svg:font-family="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10:20.65382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1T17:53:48.903258956</meta:creation-date>
    <meta:generator>LibreOffice/4.2.8.2$Linux_X86_64 LibreOffice_project/420m0$Build-2</meta:generator>
    <dc:date>2015-11-12T09:25:34.667492851</dc:date>
    <dc:creator>clouder </dc:creator>
    <meta:editing-duration>PT2H53M51S</meta:editing-duration>
    <meta:editing-cycles>19</meta:editing-cycles>
    <meta:document-statistic meta:table-count="1" meta:cell-count="79" meta:object-count="0"/>
  </office:meta>
</office:document-meta>
</file>